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01cm" style:contextual-spacing="false"/>
      <style:text-properties fo:letter-spacing="normal" officeooo:rsid="000a7565" officeooo:paragraph-rsid="000a756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5 – Memoria Caché</text:p>
      <text:p text:style-name="P1">En esta práctica intentaremos averiguar el tamaño línea y el tamaño de caché de nuestro ordenador a partir de resultados empíricos. Empecemos con el tamaño de línea:</text:p>
      <text:p text:style-name="P1">Tamaño de línea</text:p>
      <text:p text:style-name="P1">Nos apoyaremos en el programa line.cc para realizar el análisis. Veamos antes el funcionamiento de este programa:</text:p>
      <text:p text:style-name="P1">En primer lugar nos encontramos con el primer bucle for, encargado de administrar la prueba con cada tamaño de línea. Iremos probando con tamaños de línea 2<text:span text:style-name="T1">n</text:span><text:span text:style-name="T2">, empezando por 2</text:span><text:span text:style-name="T1">0</text:span><text:span text:style-name="T2">. Después, crearemos un vector bytes[] con un tamaño suficiente para asegurar que nunca nos hará falta más espac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0T09:55:34.488646464</meta:creation-date>
    <dc:date>2022-12-20T10:20:47.064431343</dc:date>
    <meta:editing-duration>PT15M2S</meta:editing-duration>
    <meta:editing-cycles>1</meta:editing-cycles>
    <meta:document-statistic meta:table-count="0" meta:image-count="0" meta:object-count="0" meta:page-count="1" meta:paragraph-count="5" meta:word-count="99" meta:character-count="609" meta:non-whitespace-character-count="514"/>
    <meta:generator>LibreOffice/7.3.7.2$Linux_X86_64 LibreOffice_project/30$Build-2</meta:generator>
  </office:meta>
</office:document-meta>
</file>